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_B(A)</text:p>
          </table:table-cell>
          <table:table-cell office:value-type="string" calcext:value-type="string">
            <text:p>V_h(mV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7.1" calcext:value-type="float">
            <text:p>-57.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52.9" calcext:value-type="float">
            <text:p>-52.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47.8" calcext:value-type="float">
            <text:p>-47.8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36.9" calcext:value-type="float">
            <text:p>-36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0.8" calcext:value-type="float">
            <text:p>-30.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-23.7" calcext:value-type="float">
            <text:p>-23.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17.8" calcext:value-type="float">
            <text:p>-17.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10.5" calcext:value-type="float">
            <text:p>-10.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-0.21" calcext:value-type="float">
            <text:p>-0.21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-0.41" calcext:value-type="float">
            <text:p>-0.41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-0.57" calcext:value-type="float">
            <text:p>-0.57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float" office:value="-1.21" calcext:value-type="float">
            <text:p>-1.21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float" office:value="-1.41" calcext:value-type="float">
            <text:p>-1.41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-1.81" calcext:value-type="float">
            <text:p>-1.8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6.7" calcext:value-type="float">
            <text:p>66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6:48:46.764641938</meta:creation-date>
    <dc:date>2018-11-06T16:54:06.371181461</dc:date>
    <meta:editing-duration>PT5M20S</meta:editing-duration>
    <meta:editing-cycles>1</meta:editing-cycles>
    <meta:document-statistic meta:table-count="1" meta:cell-count="44" meta:object-count="0"/>
    <meta:generator>LibreOffice/5.1.6.2$Linux_X86_64 LibreOffice_project/10m0$Build-2</meta:generator>
  </office:meta>
</office:document-meta>
</file>